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1" svg:font-family="'Times New Roman'"/>
    <style:font-face style:name="Courier New" svg:font-family="'Courier New'" style:font-adornments="Regular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Bitstream Vera Sans" svg:font-family="'Bitstream Vera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Thesis_20_Main_20_Section_20_Heading" style:master-page-name="Thesis_20_Page_20_Layout"/>
    <style:style style:name="P2" style:family="paragraph" style:parent-style-name="Text_20_body">
      <style:paragraph-properties fo:line-height="150%" fo:text-align="start" style:justify-single-word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BLE OF CONTENT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1" svg:font-family="'Times New Roman'"/>
    <style:font-face style:name="Courier New" svg:font-family="'Courier New'" style:font-adornments="Regular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Bitstream Vera Sans" svg:font-family="'Bitstream Vera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Bitstream Vera Sans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598in" fo:margin-right="0.0598in" fo:margin-top="0.0598in" fo:margin-bottom="0.0598in" fo:line-height="200%" fo:text-indent="0in" style:auto-text-indent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Sender" style:family="paragraph" style:parent-style-name="Standard" style:class="extra">
      <style:paragraph-properties fo:margin-top="0in" fo:margin-bottom="0in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/>
    </style:style>
    <style:style style:name="Thesis_20_Main_20_Section_20_Heading" style:display-name="Thesis Main Section Heading" style:family="paragraph" style:parent-style-name="Standard">
      <style:paragraph-properties fo:text-align="center" style:justify-single-word="false"/>
      <style:text-properties fo:text-transform="uppercase" fo:font-weight="normal"/>
    </style:style>
    <style:style style:name="Thesis_20_Major_20_Subsection_20_Heading" style:display-name="Thesis Major Subsection Heading" style:family="paragraph" style:parent-style-name="Standard">
      <style:paragraph-properties fo:text-align="center" style:justify-single-word="false"/>
      <style:text-properties fo:text-transform="capitalize"/>
    </style:style>
    <style:style style:name="Thesis_20_Minor_20_Subsection_20_Heading" style:display-name="Thesis Minor Subsection Heading" style:family="paragraph" style:parent-style-name="Thesis_20_Major_20_Subsection_20_Heading">
      <style:paragraph-properties fo:text-align="start" style:justify-single-word="false"/>
    </style:style>
    <style:style style:name="Thesis_20_Body_20_Text" style:display-name="Thesis Body Text" style:family="paragraph" style:parent-style-name="Standard">
      <style:paragraph-properties fo:margin-left="0in" fo:margin-right="0in" fo:line-height="200%" fo:text-align="justify" style:justify-single-word="false" fo:text-indent="0.25in" style:auto-text-indent="false"/>
    </style:style>
    <style:style style:name="Thesis_20_Body_20_Direct_20_Quote" style:display-name="Thesis Body Direct Quote" style:family="paragraph" style:parent-style-name="Thesis_20_Major_20_Subsection_20_Heading">
      <style:paragraph-properties fo:margin-left="0.25in" fo:margin-right="0.25in" fo:text-align="justify" style:justify-single-word="false" fo:text-indent="0in" style:auto-text-indent="false"/>
      <style:text-properties fo:font-variant="normal" fo:text-transform="none" fo:font-size="10pt"/>
    </style:style>
    <style:style style:name="Thesis_20_Body_20_Source_20_Code" style:display-name="Thesis Body Source Code" style:family="paragraph" style:parent-style-name="Thesis_20_Major_20_Subsection_20_Heading" style:master-page-name="">
      <style:paragraph-properties fo:margin-left="0.25in" fo:margin-right="0.25in" fo:text-align="start" style:justify-single-word="false" fo:text-indent="0in" style:auto-text-indent="false"/>
      <style:text-properties fo:font-variant="normal" fo:text-transform="none" style:font-name="Courier New" fo:font-size="10pt"/>
    </style:style>
    <style:style style:name="Thesis_20_Spacer" style:display-name="Thesis Spacer" style:family="paragraph" style:parent-style-name="Thesis_20_Main_20_Section_20_Heading" style:master-page-name="">
      <style:paragraph-properties fo:text-align="start" style:justify-single-word="false" style:shadow="none"/>
      <style:text-properties fo:font-variant="normal" fo:text-transform="none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Mathematical_20_Objects" style:display-name="Mathematical Objects" style:family="text">
      <style:text-properties fo:font-style="italic"/>
    </style:style>
    <style:style style:name="Source_20_Code" style:display-name="Source Code" style:family="text" style:parent-style-name="Mathematical_20_Objects">
      <style:text-properties style:font-name="Courier New" fo:font-size="10pt" fo:font-style="normal"/>
    </style:style>
    <style:style style:name="Pseudocode" style:family="text">
      <style:text-properties style:font-name="Courier New" fo:font-size="10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1.5in" fo:margin-bottom="1in" fo:margin-left="1.5in" fo:margin-right="1in" fo:border="none" fo:padding="0in" fo:background-color="#ffffff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style:page-layout style:name="pm4">
      <style:page-layout-properties fo:page-width="8.5in" fo:page-height="11in" style:num-format="1" style:print-orientation="portrait" fo:margin-top="1.5in" fo:margin-bottom="1in" fo:margin-left="1.5in" fo:margin-right="1in" style:shadow="none" fo:background-color="transparent" style:writing-mode="lr-tb" style:footnote-max-height="0in">
        <style:background-image/>
        <style:columns fo:column-count="0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  <style:master-page style:name="Endnote" style:page-layout-name="pm3"/>
    <style:master-page style:name="Thesis_20_Page_20_Layout" style:display-name="Thesis Page Layout" style:page-layout-name="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creation-date>2008-10-28T17:48:43</meta:creation-date>
    <dc:creator>Joseph Anthony C Hermocilla</dc:creator>
    <dc:date>2008-10-31T22:17:18</dc:date>
    <dc:language>en-US</dc:language>
    <meta:editing-cycles>12</meta:editing-cycles>
    <meta:editing-duration>PT15M24S</meta:editing-duration>
    <meta:hyperlink-behaviour office:target-frame-name="_top" xlink:show="replace"/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3" meta:character-count="17"/>
  </office:meta>
</office:document-meta>
</file>